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normal" style:font-weight-asian="normal" style:font-weight-complex="normal"/>
    </style:style>
    <style:style style:name="P2" style:family="paragraph" style:parent-style-name="Text_20_body">
      <style:text-properties fo:font-variant="normal" fo:text-transform="none" fo:font-style="normal"/>
    </style:style>
    <style:style style:name="P3" style:family="paragraph" style:parent-style-name="Text_20_body">
      <style:paragraph-properties fo:line-height="137%" fo:text-align="end" style:justify-single-word="false"/>
      <style:text-properties style:font-name="inherit" fo:font-weight="bold"/>
    </style:style>
    <style:style style:name="P4" style:family="paragraph" style:parent-style-name="Text_20_body" style:list-style-name="L1">
      <style:paragraph-properties fo:margin-left="0cm" fo:margin-right="0cm" fo:margin-top="0cm" fo:margin-bottom="0cm" fo:line-height="137%" fo:text-indent="0cm" style:auto-text-indent="false" fo:padding="0cm" fo:border="none"/>
      <style:text-properties style:font-name="Arial" fo:font-weight="normal" style:font-weight-asian="normal" style:font-weight-complex="normal"/>
    </style:style>
    <style:style style:name="P5" style:family="paragraph" style:parent-style-name="Text_20_body">
      <style:paragraph-properties fo:margin-top="0cm" fo:margin-bottom="0cm" fo:orphans="2" fo:widows="2" fo:padding="0cm" fo:border="none"/>
      <style:text-properties style:font-name="Arial" fo:font-weight="normal" style:font-weight-asian="normal" style:font-weight-complex="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71995549241543608" text:style-name="L1">
        <text:list-item>
          <text:p text:style-name="P4">un cahier des charges fonctionnels (reformulation de la demande client, description des fonctionnalités, planning prévisionnel) </text:p>
        </text:list-item>
        <text:list-item>
          <text:p text:style-name="P4">les wireframes de l'application (front et back) </text:p>
        </text:list-item>
        <text:list-item>
          <text:p text:style-name="P4">exposer un workflow du fonctionnement de l'application pas typologie d'utilisateur</text:p>
        </text:list-item>
        <text:list-item>
          <text:p text:style-name="P4"><text:s/>l'intégration de ces wireframes en HTML et CSS </text:p>
        </text:list-item>
        <text:list-item>
          <text:p text:style-name="P4">l'utilisation de Git en groupe comme vu en cours (banches main, develop et features)</text:p>
        </text:list-item>
        <text:list-item>
          <text:p text:style-name="P4"><text:s/>la modélisation de la base de données correspondante (sous MySQL Workbench) </text:p>
        </text:list-item>
        <text:list-item>
          <text:p text:style-name="P4">et le script de création SQL (fonctionnel). </text:p>
          <text:p text:style-name="P4">Le livrable doit être suffisamment avancé et fonctionnel pour qu'il n'y ait plus qu'à intégrer toute la partie PHP par la suite. Le projet devra être présenté à l'oral (PowerPoint et 15-20 minutes de présentation).</text:p>
        </text:list-item>
      </text:list>
      <text:section text:style-name="Sect1" text:name="message-content-978223588534550538">
        <text:list xml:id="list41827592" text:continue-numbering="true" text:style-name="L1">
          <text:list-header>
            <text:p text:style-name="P4"/>
          </text:list-header>
          <text:list-item>
            <text:p text:style-name="P4">Projet 2 - Site e-commerce produits pour animaux Votre belle-sœur Josianne, vendeuse en boulangerie, décide de démissionner et de se lancer dans la vente en ligne de produits pour animaux. Vous devrez donc l'accompagner pour cadrer ses besoins et définir les fonctionnalités du site de vente en ligne que vous comptez lui développer : page d'accueils produits types de produits produits et type en fonction des animaux commandes clients prospects administrateurs du site (votre belle-sœur a beaucoup d'ambition).</text:p>
          </text:list-item>
        </text:list>
      </text:section>
      <text:p text:style-name="P5"><draw:frame draw:style-name="fr1" draw:name="Cadre1" text:anchor-type="char" svg:x="0cm" svg:width="1.482cm" draw:z-index="0"><draw:text-box fo:min-height="0.041cm"><text:p text:style-name="P3">11:11</text:p></draw:text-box></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07T21:56:05.98</meta:creation-date>
    <meta:document-statistic meta:table-count="0" meta:image-count="0" meta:object-count="0" meta:page-count="1" meta:paragraph-count="10" meta:word-count="195" meta:character-count="1260"/>
    <dc:date>2022-06-07T21:59:51.69</dc:date>
    <meta:editing-duration>PT3M46S</meta:editing-duration>
    <meta:editing-cycles>1</meta:editing-cycles>
    <meta:generator>OpenOffice/4.1.7$Win32 OpenOffice.org_project/417m1$Build-9800</meta:generator>
  </office:meta>
</office:document-meta>
</file>